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olecula HF</text:p>
          </table:table-cell>
          <table:table-cell table:number-columns-repeated="3"/>
          <table:table-cell office:value-type="string" calcext:value-type="string">
            <text:p>átomo 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HF</text:p>
          </table:table-cell>
          <table:table-cell/>
          <table:table-cell office:value-type="string" calcext:value-type="string">
            <text:p>HF/MP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i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Basi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sis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3g</text:p>
          </table:table-cell>
          <table:table-cell office:value-type="float" office:value="0.9554507" calcext:value-type="float">
            <text:p>0.9554507</text:p>
          </table:table-cell>
          <table:table-cell office:value-type="float" office:value="-98.5704898184" calcext:value-type="float">
            <text:p>-98.5704898184</text:p>
          </table:table-cell>
          <table:table-cell/>
          <table:table-cell office:value-type="string" calcext:value-type="string">
            <text:p>sto3g</text:p>
          </table:table-cell>
          <table:table-cell office:value-type="float" office:value="-0.4665818504" calcext:value-type="float">
            <text:p>-0.4665818504</text:p>
          </table:table-cell>
          <table:table-cell office:value-type="string" calcext:value-type="string">
            <text:p>6-31g</text:p>
          </table:table-cell>
          <table:table-cell office:value-type="float" office:value="-0.4982329092" calcext:value-type="float">
            <text:p>-0.49823290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6g</text:p>
          </table:table-cell>
          <table:table-cell office:value-type="float" office:value="0.9540421" calcext:value-type="float">
            <text:p>0.9540421</text:p>
          </table:table-cell>
          <table:table-cell office:value-type="float" office:value="-99.4992849787" calcext:value-type="float">
            <text:p>-99.4992849787</text:p>
          </table:table-cell>
          <table:table-cell/>
          <table:table-cell office:value-type="string" calcext:value-type="string">
            <text:p>sto6g</text:p>
          </table:table-cell>
          <table:table-cell office:value-type="float" office:value="-0.4710390542" calcext:value-type="float">
            <text:p>-0.4710390542</text:p>
          </table:table-cell>
          <table:table-cell office:value-type="string" calcext:value-type="string">
            <text:p>Cc-pvtz</text:p>
          </table:table-cell>
          <table:table-cell office:value-type="float" office:value="-0.4998098113" calcext:value-type="float">
            <text:p>-0.49980981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-31g</text:p>
          </table:table-cell>
          <table:table-cell office:value-type="float" office:value="0.9208549" calcext:value-type="float">
            <text:p>0.9208549</text:p>
          </table:table-cell>
          <table:table-cell office:value-type="float" office:value="-99.9776366866" calcext:value-type="float">
            <text:p>-99.9776366866</text:p>
          </table:table-cell>
          <table:table-cell/>
          <table:table-cell office:value-type="string" calcext:value-type="string">
            <text:p>6-31g</text:p>
          </table:table-cell>
          <table:table-cell office:value-type="float" office:value="-0.4982329092" calcext:value-type="float">
            <text:p>-0.4982329092</text:p>
          </table:table-cell>
          <table:table-cell office:value-type="string" calcext:value-type="string">
            <text:p>Aug-cc-pvtz</text:p>
          </table:table-cell>
          <table:table-cell office:value-type="float" office:value="-0.499821176" calcext:value-type="float">
            <text:p>-0.4998211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c-pvtz</text:p>
          </table:table-cell>
          <table:table-cell office:value-type="float" office:value="0.8979437" calcext:value-type="float">
            <text:p>0.8979437</text:p>
          </table:table-cell>
          <table:table-cell office:value-type="float" office:value="-100.0477587263" calcext:value-type="float">
            <text:p>-100.0477587263</text:p>
          </table:table-cell>
          <table:table-cell/>
          <table:table-cell office:value-type="string" calcext:value-type="string">
            <text:p>Cc-pvtz</text:p>
          </table:table-cell>
          <table:table-cell office:value-type="float" office:value="-0.4998098113" calcext:value-type="float">
            <text:p>-0.49980981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g-cc-pvtz</text:p>
          </table:table-cell>
          <table:table-cell office:value-type="float" office:value="0.8991195" calcext:value-type="float">
            <text:p>0.8991195</text:p>
          </table:table-cell>
          <table:table-cell office:value-type="float" office:value="-100.0614642806" calcext:value-type="float">
            <text:p>-100.0614642806</text:p>
          </table:table-cell>
          <table:table-cell/>
          <table:table-cell office:value-type="string" calcext:value-type="string">
            <text:p>Aug-cc-pvtz</text:p>
          </table:table-cell>
          <table:table-cell office:value-type="float" office:value="-0.499821176" calcext:value-type="float">
            <text:p>-0.49982117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HF/MP2</text:p>
          </table:table-cell>
          <table:table-cell table:number-columns-repeated="3"/>
          <table:table-cell office:value-type="string" calcext:value-type="string">
            <text:p>átomo F</text:p>
          </table:table-cell>
          <table:table-cell table:number-columns-repeated="2"/>
          <table:table-cell office:value-type="string" calcext:value-type="string">
            <text:p>Iao 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i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HF</text:p>
          </table:table-cell>
          <table:table-cell table:number-columns-repeated="2"/>
          <table:table-cell office:value-type="string" calcext:value-type="string">
            <text:p>H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3g</text:p>
          </table:table-cell>
          <table:table-cell office:value-type="float" office:value="0.9752281" calcext:value-type="float">
            <text:p>0.9752281</text:p>
          </table:table-cell>
          <table:table-cell office:value-type="float" office:value="-98.5923477173" calcext:value-type="float">
            <text:p>-98.5923477173</text:p>
          </table:table-cell>
          <table:table-cell/>
          <table:table-cell office:value-type="string" calcext:value-type="string">
            <text:p>Basis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Basis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sto6g</text:p>
          </table:table-cell>
          <table:table-cell office:value-type="float" office:value="0.9742526" calcext:value-type="float">
            <text:p>0.9742526</text:p>
          </table:table-cell>
          <table:table-cell office:value-type="float" office:value="-99.52120404" calcext:value-type="float">
            <text:p>-99.52120404</text:p>
          </table:table-cell>
          <table:table-cell/>
          <table:table-cell office:value-type="string" calcext:value-type="string">
            <text:p>6-31g</text:p>
          </table:table-cell>
          <table:table-cell office:value-type="float" office:value="-99.3602181659" calcext:value-type="float">
            <text:p>-99.3602181659</text:p>
          </table:table-cell>
          <table:table-cell/>
          <table:table-cell office:value-type="string" calcext:value-type="string">
            <text:p>6-31g</text:p>
          </table:table-cell>
          <table:table-cell office:value-type="float" office:value="-99.3501805976" calcext:value-type="float">
            <text:p>-99.3501805976</text:p>
          </table:table-cell>
        </table:table-row>
        <table:table-row table:style-name="ro1">
          <table:table-cell/>
          <table:table-cell office:value-type="string" calcext:value-type="string">
            <text:p>6-31g</text:p>
          </table:table-cell>
          <table:table-cell office:value-type="float" office:value="0.9469871" calcext:value-type="float">
            <text:p>0.9469871</text:p>
          </table:table-cell>
          <table:table-cell office:value-type="float" office:value="-100.1119813007" calcext:value-type="float">
            <text:p>-100.1119813007</text:p>
          </table:table-cell>
          <table:table-cell/>
          <table:table-cell office:value-type="string" calcext:value-type="string">
            <text:p>Cc-pvtz</text:p>
          </table:table-cell>
          <table:table-cell office:value-type="float" office:value="-99.4009352722" calcext:value-type="float">
            <text:p>-99.4009352722</text:p>
          </table:table-cell>
          <table:table-cell/>
          <table:table-cell office:value-type="string" calcext:value-type="string">
            <text:p>Cc-pvtz</text:p>
          </table:table-cell>
          <table:table-cell office:value-type="float" office:value="-99.4242987372" calcext:value-type="float">
            <text:p>-99.4242987372</text:p>
          </table:table-cell>
        </table:table-row>
        <table:table-row table:style-name="ro1">
          <table:table-cell/>
          <table:table-cell office:value-type="string" calcext:value-type="string">
            <text:p>Cc-pvtz</text:p>
          </table:table-cell>
          <table:table-cell office:value-type="float" office:value="0.9179904" calcext:value-type="float">
            <text:p>0.9179904</text:p>
          </table:table-cell>
          <table:table-cell office:value-type="float" office:value="-100.3297862599" calcext:value-type="float">
            <text:p>-100.3297862599</text:p>
          </table:table-cell>
          <table:table-cell/>
          <table:table-cell office:value-type="string" calcext:value-type="string">
            <text:p>Aug-cc-pvtz</text:p>
          </table:table-cell>
          <table:table-cell office:value-type="float" office:value="-99.4020831214" calcext:value-type="float">
            <text:p>-99.4020831214</text:p>
          </table:table-cell>
          <table:table-cell/>
          <table:table-cell office:value-type="string" calcext:value-type="string">
            <text:p>Aug-cc-pvtz</text:p>
          </table:table-cell>
          <table:table-cell office:value-type="float" office:value="-99.4508070223" calcext:value-type="float">
            <text:p>-99.4508070223</text:p>
          </table:table-cell>
        </table:table-row>
        <table:table-row table:style-name="ro1">
          <table:table-cell/>
          <table:table-cell office:value-type="string" calcext:value-type="string">
            <text:p>Aug-cc-pvtz</text:p>
          </table:table-cell>
          <table:table-cell office:value-type="float" office:value="0.921839" calcext:value-type="float">
            <text:p>0.921839</text:p>
          </table:table-cell>
          <table:table-cell office:value-type="float" office:value="-100.3408908247" calcext:value-type="float">
            <text:p>-100.34089082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HF/MP2</text:p>
          </table:table-cell>
          <table:table-cell table:number-columns-repeated="2"/>
          <table:table-cell office:value-type="string" calcext:value-type="string">
            <text:p>HF/MP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F/CCD</text:p>
          </table:table-cell>
          <table:table-cell table:number-columns-repeated="3"/>
          <table:table-cell office:value-type="string" calcext:value-type="string">
            <text:p>Basis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Basis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Basi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6-31g</text:p>
          </table:table-cell>
          <table:table-cell office:value-type="float" office:value="-99.4395413093" calcext:value-type="float">
            <text:p>-99.4395413093</text:p>
          </table:table-cell>
          <table:table-cell/>
          <table:table-cell office:value-type="string" calcext:value-type="string">
            <text:p>6-31g</text:p>
          </table:table-cell>
          <table:table-cell office:value-type="float" office:value="-99.4677371472" calcext:value-type="float">
            <text:p>-99.4677371472</text:p>
          </table:table-cell>
        </table:table-row>
        <table:table-row table:style-name="ro1">
          <table:table-cell/>
          <table:table-cell office:value-type="string" calcext:value-type="string">
            <text:p>6-31g</text:p>
          </table:table-cell>
          <table:table-cell office:value-type="float" office:value="0.9463055" calcext:value-type="float">
            <text:p>0.9463055</text:p>
          </table:table-cell>
          <table:table-cell office:value-type="float" office:value="-100.1116689628" calcext:value-type="float">
            <text:p>-100.1116689628</text:p>
          </table:table-cell>
          <table:table-cell/>
          <table:table-cell office:value-type="string" calcext:value-type="string">
            <text:p>Cc-pvtz</text:p>
          </table:table-cell>
          <table:table-cell office:value-type="float" office:value="-99.6048680578" calcext:value-type="float">
            <text:p>-99.6048680578</text:p>
          </table:table-cell>
          <table:table-cell/>
          <table:table-cell office:value-type="string" calcext:value-type="string">
            <text:p>Cc-pvtz</text:p>
          </table:table-cell>
          <table:table-cell office:value-type="float" office:value="-99.6859322146" calcext:value-type="float">
            <text:p>-99.6859322146</text:p>
          </table:table-cell>
        </table:table-row>
        <table:table-row table:style-name="ro1">
          <table:table-cell/>
          <table:table-cell office:value-type="string" calcext:value-type="string">
            <text:p>Cc-pvtz</text:p>
          </table:table-cell>
          <table:table-cell office:value-type="float" office:value="0.9143219" calcext:value-type="float">
            <text:p>0.9143219</text:p>
          </table:table-cell>
          <table:table-cell office:value-type="float" office:value="-100.3238752919" calcext:value-type="float">
            <text:p>-100.3238752919</text:p>
          </table:table-cell>
          <table:table-cell/>
          <table:table-cell office:value-type="string" calcext:value-type="string">
            <text:p>Aug-cc-pvtz</text:p>
          </table:table-cell>
          <table:table-cell office:value-type="float" office:value="-99.6115355241" calcext:value-type="float">
            <text:p>-99.6115355241</text:p>
          </table:table-cell>
          <table:table-cell/>
          <table:table-cell office:value-type="string" calcext:value-type="string">
            <text:p>Aug-cc-pvtz</text:p>
          </table:table-cell>
          <table:table-cell office:value-type="float" office:value="-99.7370490921" calcext:value-type="float">
            <text:p>-99.7370490921</text:p>
          </table:table-cell>
        </table:table-row>
        <table:table-row table:style-name="ro1">
          <table:table-cell/>
          <table:table-cell office:value-type="string" calcext:value-type="string">
            <text:p>Aug-cc-pvtz</text:p>
          </table:table-cell>
          <table:table-cell office:value-type="float" office:value="0.9172023" calcext:value-type="float">
            <text:p>0.9172023</text:p>
          </table:table-cell>
          <table:table-cell office:value-type="float" office:value="-100.3405738315" calcext:value-type="float">
            <text:p>-100.340573831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CSD</text:p>
          </table:table-cell>
          <table:table-cell table:number-columns-repeated="2"/>
          <table:table-cell office:value-type="string" calcext:value-type="string">
            <text:p>CCS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F/CCSD</text:p>
          </table:table-cell>
          <table:table-cell table:number-columns-repeated="3"/>
          <table:table-cell office:value-type="string" calcext:value-type="string">
            <text:p>Basis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Basis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Basi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6-31g</text:p>
          </table:table-cell>
          <table:table-cell office:value-type="float" office:value="-99.4459821534" calcext:value-type="float">
            <text:p>-99.4459821534</text:p>
          </table:table-cell>
          <table:table-cell/>
          <table:table-cell office:value-type="string" calcext:value-type="string">
            <text:p>6-31g</text:p>
          </table:table-cell>
          <table:table-cell office:value-type="float" office:value="-99.47291597" calcext:value-type="float">
            <text:p>-99.47291597</text:p>
          </table:table-cell>
        </table:table-row>
        <table:table-row table:style-name="ro1">
          <table:table-cell/>
          <table:table-cell office:value-type="string" calcext:value-type="string">
            <text:p>6-31g</text:p>
          </table:table-cell>
          <table:table-cell office:value-type="float" office:value="0.9478626" calcext:value-type="float">
            <text:p>0.9478626</text:p>
          </table:table-cell>
          <table:table-cell office:value-type="float" office:value="-100.1125096815" calcext:value-type="float">
            <text:p>-100.1125096815</text:p>
          </table:table-cell>
          <table:table-cell/>
          <table:table-cell office:value-type="string" calcext:value-type="string">
            <text:p>Cc-pvtz</text:p>
          </table:table-cell>
          <table:table-cell office:value-type="float" office:value="-99.6166912862" calcext:value-type="float">
            <text:p>-99.6166912862</text:p>
          </table:table-cell>
          <table:table-cell/>
          <table:table-cell office:value-type="string" calcext:value-type="string">
            <text:p>Cc-pvtz</text:p>
          </table:table-cell>
          <table:table-cell office:value-type="float" office:value="-99.6928195789" calcext:value-type="float">
            <text:p>-99.6928195789</text:p>
          </table:table-cell>
        </table:table-row>
        <table:table-row table:style-name="ro1">
          <table:table-cell/>
          <table:table-cell office:value-type="string" calcext:value-type="string">
            <text:p>Cc-pvtz</text:p>
          </table:table-cell>
          <table:table-cell office:value-type="float" office:value="0.9152587" calcext:value-type="float">
            <text:p>0.9152587</text:p>
          </table:table-cell>
          <table:table-cell office:value-type="float" office:value="-100.3252232823" calcext:value-type="float">
            <text:p>-100.3252232823</text:p>
          </table:table-cell>
          <table:table-cell/>
          <table:table-cell office:value-type="string" calcext:value-type="string">
            <text:p>Aug-cc-pvtz</text:p>
          </table:table-cell>
          <table:table-cell office:value-type="float" office:value="-99.623371839" calcext:value-type="float">
            <text:p>-99.623371839</text:p>
          </table:table-cell>
          <table:table-cell/>
          <table:table-cell office:value-type="string" calcext:value-type="string">
            <text:p>Aug-cc-pvtz</text:p>
          </table:table-cell>
          <table:table-cell office:value-type="float" office:value="-99.7393011717" calcext:value-type="float">
            <text:p>-99.7393011717</text:p>
          </table:table-cell>
        </table:table-row>
        <table:table-row table:style-name="ro1">
          <table:table-cell/>
          <table:table-cell office:value-type="string" calcext:value-type="string">
            <text:p>Aug-cc-pvtz</text:p>
          </table:table-cell>
          <table:table-cell office:value-type="float" office:value="0.9183012" calcext:value-type="float">
            <text:p>0.9183012</text:p>
          </table:table-cell>
          <table:table-cell office:value-type="float" office:value="-100.3420450484" calcext:value-type="float">
            <text:p>-100.342045048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HF/CCSD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si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-31g</text:p>
          </table:table-cell>
          <table:table-cell office:value-type="float" office:value="0.9487328" calcext:value-type="float">
            <text:p>0.9487328</text:p>
          </table:table-cell>
          <table:table-cell office:value-type="float" office:value="-100.113262893" calcext:value-type="float">
            <text:p>-100.1132628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c-pvtz</text:p>
          </table:table-cell>
          <table:table-cell office:value-type="float" office:value="0.9173124" calcext:value-type="float">
            <text:p>0.9173124</text:p>
          </table:table-cell>
          <table:table-cell office:value-type="float" office:value="-100.3319907902" calcext:value-type="float">
            <text:p>-100.33199079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ug-cc-pvtz</text:p>
          </table:table-cell>
          <table:table-cell office:value-type="float" office:value="0.9210262" calcext:value-type="float">
            <text:p>0.9210262</text:p>
          </table:table-cell>
          <table:table-cell office:value-type="float" office:value="-100.3495767554" calcext:value-type="float">
            <text:p>-100.349576755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14:12:23.934785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gpc </meta:initial-creator>
    <meta:creation-date>2016-03-05T15:17:06.615993229</meta:creation-date>
    <meta:generator>LibreOffice/5.0.3.2$Linux_X86_64 LibreOffice_project/00m0$Build-2</meta:generator>
    <dc:date>2016-03-09T15:03:45.662378973</dc:date>
    <dc:creator>marcosgpc </dc:creator>
    <meta:editing-duration>PT40M18S</meta:editing-duration>
    <meta:editing-cycles>4</meta:editing-cycles>
    <meta:document-statistic meta:table-count="1" meta:cell-count="158" meta:object-count="0"/>
  </office:meta>
</office:document-meta>
</file>